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13835001021" calcext:value-type="float">
            <text:p>2.15138</text:p>
          </table:table-cell>
          <table:table-cell office:value-type="float" office:value="2.44665815805595" calcext:value-type="float">
            <text:p>2.44666</text:p>
          </table:table-cell>
          <table:table-cell office:value-type="float" office:value="3.27793002518549" calcext:value-type="float">
            <text:p>3.27793</text:p>
          </table:table-cell>
          <table:table-cell office:value-type="float" office:value="35258400" calcext:value-type="float">
            <text:p>3525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507215301886" calcext:value-type="float">
            <text:p>2.16507</text:p>
          </table:table-cell>
          <table:table-cell office:value-type="float" office:value="2.44347993669594" calcext:value-type="float">
            <text:p>2.44348</text:p>
          </table:table-cell>
          <table:table-cell office:value-type="float" office:value="3.2924702198625" calcext:value-type="float">
            <text:p>3.29247</text:p>
          </table:table-cell>
          <table:table-cell office:value-type="float" office:value="35258400" calcext:value-type="float">
            <text:p>3525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0537332682803" calcext:value-type="float">
            <text:p>2.40537</text:p>
          </table:table-cell>
          <table:table-cell office:value-type="float" office:value="2.02085372252038" calcext:value-type="float">
            <text:p>2.02085</text:p>
          </table:table-cell>
          <table:table-cell office:value-type="float" office:value="2.70870588235294" calcext:value-type="float">
            <text:p>2.7087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266921222149" calcext:value-type="float">
            <text:p>2.40267</text:p>
          </table:table-cell>
          <table:table-cell office:value-type="float" office:value="2.02347032660883" calcext:value-type="float">
            <text:p>2.02347</text:p>
          </table:table-cell>
          <table:table-cell office:value-type="float" office:value="2.741204132284" calcext:value-type="float">
            <text:p>2.741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202114543922" calcext:value-type="float">
            <text:p>2.37202</text:p>
          </table:table-cell>
          <table:table-cell office:value-type="float" office:value="1.96707037546021" calcext:value-type="float">
            <text:p>1.96707</text:p>
          </table:table-cell>
          <table:table-cell office:value-type="float" office:value="2.57655010943147" calcext:value-type="float">
            <text:p>2.5765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6671883748155" calcext:value-type="float">
            <text:p>2.36672</text:p>
          </table:table-cell>
          <table:table-cell office:value-type="float" office:value="1.98545203395486" calcext:value-type="float">
            <text:p>1.98545</text:p>
          </table:table-cell>
          <table:table-cell office:value-type="float" office:value="2.58373831458577" calcext:value-type="float">
            <text:p>2.5837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89658499048" calcext:value-type="float">
            <text:p>2.2059</text:p>
          </table:table-cell>
          <table:table-cell office:value-type="float" office:value="2.35532100410503" calcext:value-type="float">
            <text:p>2.35532</text:p>
          </table:table-cell>
          <table:table-cell office:value-type="float" office:value="3.16551776817769" calcext:value-type="float">
            <text:p>3.1655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567978904707" calcext:value-type="float">
            <text:p>2.14568</text:p>
          </table:table-cell>
          <table:table-cell office:value-type="float" office:value="2.34844673749304" calcext:value-type="float">
            <text:p>2.34845</text:p>
          </table:table-cell>
          <table:table-cell office:value-type="float" office:value="3.09119508906996" calcext:value-type="float">
            <text:p>3.091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806624548532" calcext:value-type="float">
            <text:p>2.34807</text:p>
          </table:table-cell>
          <table:table-cell office:value-type="float" office:value="2.05860979020187" calcext:value-type="float">
            <text:p>2.05861</text:p>
          </table:table-cell>
          <table:table-cell office:value-type="float" office:value="2.70672803233586" calcext:value-type="float">
            <text:p>2.70673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575696590922" calcext:value-type="float">
            <text:p>2.34576</text:p>
          </table:table-cell>
          <table:table-cell office:value-type="float" office:value="2.06199084609898" calcext:value-type="float">
            <text:p>2.06199</text:p>
          </table:table-cell>
          <table:table-cell office:value-type="float" office:value="2.72092829727251" calcext:value-type="float">
            <text:p>2.72093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3879643211436" calcext:value-type="float">
            <text:p>2.1388</text:p>
          </table:table-cell>
          <table:table-cell office:value-type="float" office:value="2.34256495479378" calcext:value-type="float">
            <text:p>2.34256</text:p>
          </table:table-cell>
          <table:table-cell office:value-type="float" office:value="3.07899509076572" calcext:value-type="float">
            <text:p>3.07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685999558881" calcext:value-type="float">
            <text:p>2.22686</text:p>
          </table:table-cell>
          <table:table-cell office:value-type="float" office:value="2.33137790332706" calcext:value-type="float">
            <text:p>2.33138</text:p>
          </table:table-cell>
          <table:table-cell office:value-type="float" office:value="3.17081590064641" calcext:value-type="float">
            <text:p>3.1708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88747528072" calcext:value-type="float">
            <text:p>2.19589</text:p>
          </table:table-cell>
          <table:table-cell office:value-type="float" office:value="2.32953342443043" calcext:value-type="float">
            <text:p>2.32953</text:p>
          </table:table-cell>
          <table:table-cell office:value-type="float" office:value="3.15817081554535" calcext:value-type="float">
            <text:p>3.15817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176311905125" calcext:value-type="float">
            <text:p>2.23176</text:p>
          </table:table-cell>
          <table:table-cell office:value-type="float" office:value="2.3222816319144" calcext:value-type="float">
            <text:p>2.32228</text:p>
          </table:table-cell>
          <table:table-cell office:value-type="float" office:value="3.17511104324664" calcext:value-type="float">
            <text:p>3.1751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973641247885" calcext:value-type="float">
            <text:p>2.31974</text:p>
          </table:table-cell>
          <table:table-cell office:value-type="float" office:value="2.13844465269856" calcext:value-type="float">
            <text:p>2.13844</text:p>
          </table:table-cell>
          <table:table-cell office:value-type="float" office:value="3.10545112223999" calcext:value-type="float">
            <text:p>3.1054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28207848496" calcext:value-type="float">
            <text:p>2.19628</text:p>
          </table:table-cell>
          <table:table-cell office:value-type="float" office:value="2.31554883172216" calcext:value-type="float">
            <text:p>2.31555</text:p>
          </table:table-cell>
          <table:table-cell office:value-type="float" office:value="3.16044948779101" calcext:value-type="float">
            <text:p>3.1604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515188302694" calcext:value-type="float">
            <text:p>2.31515</text:p>
          </table:table-cell>
          <table:table-cell office:value-type="float" office:value="2.12542321944759" calcext:value-type="float">
            <text:p>2.12542</text:p>
          </table:table-cell>
          <table:table-cell office:value-type="float" office:value="2.88259572896637" calcext:value-type="float">
            <text:p>2.882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966387434259" calcext:value-type="float">
            <text:p>2.17966</text:p>
          </table:table-cell>
          <table:table-cell office:value-type="float" office:value="2.31120440547827" calcext:value-type="float">
            <text:p>2.3112</text:p>
          </table:table-cell>
          <table:table-cell office:value-type="float" office:value="3.15207930539878" calcext:value-type="float">
            <text:p>3.1520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509436711986" calcext:value-type="float">
            <text:p>2.30509</text:p>
          </table:table-cell>
          <table:table-cell office:value-type="float" office:value="2.13717313207718" calcext:value-type="float">
            <text:p>2.13717</text:p>
          </table:table-cell>
          <table:table-cell office:value-type="float" office:value="2.86338753836162" calcext:value-type="float">
            <text:p>2.8633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589269635843" calcext:value-type="float">
            <text:p>2.28589</text:p>
          </table:table-cell>
          <table:table-cell office:value-type="float" office:value="2.14776579609849" calcext:value-type="float">
            <text:p>2.14777</text:p>
          </table:table-cell>
          <table:table-cell office:value-type="float" office:value="3.15526136127519" calcext:value-type="float">
            <text:p>3.1552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21404644947" calcext:value-type="float">
            <text:p>2.27121</text:p>
          </table:table-cell>
          <table:table-cell office:value-type="float" office:value="2.25133981235422" calcext:value-type="float">
            <text:p>2.25134</text:p>
          </table:table-cell>
          <table:table-cell office:value-type="float" office:value="3.07443064155869" calcext:value-type="float">
            <text:p>3.0744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08091944665" calcext:value-type="float">
            <text:p>2.26808</text:p>
          </table:table-cell>
          <table:table-cell office:value-type="float" office:value="2.2407244699061" calcext:value-type="float">
            <text:p>2.24072</text:p>
          </table:table-cell>
          <table:table-cell office:value-type="float" office:value="3.34471531614813" calcext:value-type="float">
            <text:p>3.3447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61553933812" calcext:value-type="float">
            <text:p>2.26562</text:p>
          </table:table-cell>
          <table:table-cell office:value-type="float" office:value="2.24427459012338" calcext:value-type="float">
            <text:p>2.24427</text:p>
          </table:table-cell>
          <table:table-cell office:value-type="float" office:value="3.32703154484507" calcext:value-type="float">
            <text:p>3.3270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186139755278" calcext:value-type="float">
            <text:p>2.26186</text:p>
          </table:table-cell>
          <table:table-cell office:value-type="float" office:value="2.25681047380489" calcext:value-type="float">
            <text:p>2.25681</text:p>
          </table:table-cell>
          <table:table-cell office:value-type="float" office:value="3.06315019432824" calcext:value-type="float">
            <text:p>3.0631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028969135357" calcext:value-type="float">
            <text:p>2.26029</text:p>
          </table:table-cell>
          <table:table-cell office:value-type="float" office:value="2.16036709715504" calcext:value-type="float">
            <text:p>2.16037</text:p>
          </table:table-cell>
          <table:table-cell office:value-type="float" office:value="2.89675294837112" calcext:value-type="float">
            <text:p>2.8967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83145598665" calcext:value-type="float">
            <text:p>2.25831</text:p>
          </table:table-cell>
          <table:table-cell office:value-type="float" office:value="2.20271279777688" calcext:value-type="float">
            <text:p>2.20271</text:p>
          </table:table-cell>
          <table:table-cell office:value-type="float" office:value="2.84838183322373" calcext:value-type="float">
            <text:p>2.8483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3168720788" calcext:value-type="float">
            <text:p>2.25332</text:p>
          </table:table-cell>
          <table:table-cell office:value-type="float" office:value="2.19930379075539" calcext:value-type="float">
            <text:p>2.1993</text:p>
          </table:table-cell>
          <table:table-cell office:value-type="float" office:value="2.86790827517448" calcext:value-type="float">
            <text:p>2.8679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99765619371" calcext:value-type="float">
            <text:p>2.253</text:p>
          </table:table-cell>
          <table:table-cell office:value-type="float" office:value="2.29590157426362" calcext:value-type="float">
            <text:p>2.2959</text:p>
          </table:table-cell>
          <table:table-cell office:value-type="float" office:value="3.10628843651591" calcext:value-type="float">
            <text:p>3.1062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08475990822" calcext:value-type="float">
            <text:p>2.25008</text:p>
          </table:table-cell>
          <table:table-cell office:value-type="float" office:value="2.14489830791385" calcext:value-type="float">
            <text:p>2.1449</text:p>
          </table:table-cell>
          <table:table-cell office:value-type="float" office:value="2.83977966950426" calcext:value-type="float">
            <text:p>2.8397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77972036866" calcext:value-type="float">
            <text:p>2.24978</text:p>
          </table:table-cell>
          <table:table-cell office:value-type="float" office:value="2.24324054682709" calcext:value-type="float">
            <text:p>2.24324</text:p>
          </table:table-cell>
          <table:table-cell office:value-type="float" office:value="2.96329961590965" calcext:value-type="float">
            <text:p>2.963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720867715071" calcext:value-type="float">
            <text:p>2.24721</text:p>
          </table:table-cell>
          <table:table-cell office:value-type="float" office:value="2.17269769410552" calcext:value-type="float">
            <text:p>2.1727</text:p>
          </table:table-cell>
          <table:table-cell office:value-type="float" office:value="2.86245747847912" calcext:value-type="float">
            <text:p>2.86246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43705671502" calcext:value-type="float">
            <text:p>2.24644</text:p>
          </table:table-cell>
          <table:table-cell office:value-type="float" office:value="2.15127043672854" calcext:value-type="float">
            <text:p>2.15127</text:p>
          </table:table-cell>
          <table:table-cell office:value-type="float" office:value="2.80500615329774" calcext:value-type="float">
            <text:p>2.8050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97004717048" calcext:value-type="float">
            <text:p>2.24597</text:p>
          </table:table-cell>
          <table:table-cell office:value-type="float" office:value="2.24564152132563" calcext:value-type="float">
            <text:p>2.24564</text:p>
          </table:table-cell>
          <table:table-cell office:value-type="float" office:value="2.95459187220729" calcext:value-type="float">
            <text:p>2.9545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43759244896" calcext:value-type="float">
            <text:p>2.24438</text:p>
          </table:table-cell>
          <table:table-cell office:value-type="float" office:value="2.29739867170182" calcext:value-type="float">
            <text:p>2.2974</text:p>
          </table:table-cell>
          <table:table-cell office:value-type="float" office:value="3.08568599777063" calcext:value-type="float">
            <text:p>3.0856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011901732241" calcext:value-type="float">
            <text:p>2.24012</text:p>
          </table:table-cell>
          <table:table-cell office:value-type="float" office:value="2.26475096565492" calcext:value-type="float">
            <text:p>2.26475</text:p>
          </table:table-cell>
          <table:table-cell office:value-type="float" office:value="3.18742742742743" calcext:value-type="float">
            <text:p>3.1874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69015060258" calcext:value-type="float">
            <text:p>2.2269</text:p>
          </table:table-cell>
          <table:table-cell office:value-type="float" office:value="2.27923140654779" calcext:value-type="float">
            <text:p>2.27923</text:p>
          </table:table-cell>
          <table:table-cell office:value-type="float" office:value="3.16039802514379" calcext:value-type="float">
            <text:p>3.160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37911005978" calcext:value-type="float">
            <text:p>2.22238</text:p>
          </table:table-cell>
          <table:table-cell office:value-type="float" office:value="2.30751527094154" calcext:value-type="float">
            <text:p>2.30752</text:p>
          </table:table-cell>
          <table:table-cell office:value-type="float" office:value="2.95388794278652" calcext:value-type="float">
            <text:p>2.9538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54586095551" calcext:value-type="float">
            <text:p>2.22055</text:p>
          </table:table-cell>
          <table:table-cell office:value-type="float" office:value="2.29821626909133" calcext:value-type="float">
            <text:p>2.29822</text:p>
          </table:table-cell>
          <table:table-cell office:value-type="float" office:value="2.95079454195669" calcext:value-type="float">
            <text:p>2.9507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607737681184" calcext:value-type="float">
            <text:p>2.21608</text:p>
          </table:table-cell>
          <table:table-cell office:value-type="float" office:value="2.38003644887826" calcext:value-type="float">
            <text:p>2.38004</text:p>
          </table:table-cell>
          <table:table-cell office:value-type="float" office:value="3.35834987529903" calcext:value-type="float">
            <text:p>3.3583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41516366065" calcext:value-type="float">
            <text:p>2.21342</text:p>
          </table:table-cell>
          <table:table-cell office:value-type="float" office:value="2.29025256728146" calcext:value-type="float">
            <text:p>2.29025</text:p>
          </table:table-cell>
          <table:table-cell office:value-type="float" office:value="2.96102713902381" calcext:value-type="float">
            <text:p>2.96103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311735714841" calcext:value-type="float">
            <text:p>2.21312</text:p>
          </table:table-cell>
          <table:table-cell office:value-type="float" office:value="2.27842908154968" calcext:value-type="float">
            <text:p>2.27843</text:p>
          </table:table-cell>
          <table:table-cell office:value-type="float" office:value="2.9230813092637" calcext:value-type="float">
            <text:p>2.9230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77524540607" calcext:value-type="float">
            <text:p>2.21178</text:p>
          </table:table-cell>
          <table:table-cell office:value-type="float" office:value="2.28782667028973" calcext:value-type="float">
            <text:p>2.28783</text:p>
          </table:table-cell>
          <table:table-cell office:value-type="float" office:value="2.95569681736354" calcext:value-type="float">
            <text:p>2.955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851776170571" calcext:value-type="float">
            <text:p>2.20852</text:p>
          </table:table-cell>
          <table:table-cell office:value-type="float" office:value="2.26375713280369" calcext:value-type="float">
            <text:p>2.26376</text:p>
          </table:table-cell>
          <table:table-cell office:value-type="float" office:value="3.0033813516928" calcext:value-type="float">
            <text:p>3.0033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825062248638" calcext:value-type="float">
            <text:p>2.20825</text:p>
          </table:table-cell>
          <table:table-cell office:value-type="float" office:value="2.26279764175873" calcext:value-type="float">
            <text:p>2.2628</text:p>
          </table:table-cell>
          <table:table-cell office:value-type="float" office:value="2.99962184482072" calcext:value-type="float">
            <text:p>2.9996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925066012266" calcext:value-type="float">
            <text:p>2.19925</text:p>
          </table:table-cell>
          <table:table-cell office:value-type="float" office:value="2.39655419504594" calcext:value-type="float">
            <text:p>2.39655</text:p>
          </table:table-cell>
          <table:table-cell office:value-type="float" office:value="3.25187635892024" calcext:value-type="float">
            <text:p>3.2518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91443945579" calcext:value-type="float">
            <text:p>2.19691</text:p>
          </table:table-cell>
          <table:table-cell office:value-type="float" office:value="2.37428956994814" calcext:value-type="float">
            <text:p>2.37429</text:p>
          </table:table-cell>
          <table:table-cell office:value-type="float" office:value="3.24765962503077" calcext:value-type="float">
            <text:p>3.2476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513097843606" calcext:value-type="float">
            <text:p>2.19513</text:p>
          </table:table-cell>
          <table:table-cell office:value-type="float" office:value="2.38913000571193" calcext:value-type="float">
            <text:p>2.38913</text:p>
          </table:table-cell>
          <table:table-cell office:value-type="float" office:value="3.33806823772925" calcext:value-type="float">
            <text:p>3.3380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58437453597" calcext:value-type="float">
            <text:p>2.19258</text:p>
          </table:table-cell>
          <table:table-cell office:value-type="float" office:value="2.29260700168997" calcext:value-type="float">
            <text:p>2.29261</text:p>
          </table:table-cell>
          <table:table-cell office:value-type="float" office:value="2.92279077660635" calcext:value-type="float">
            <text:p>2.9227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51160765285" calcext:value-type="float">
            <text:p>2.19251</text:p>
          </table:table-cell>
          <table:table-cell office:value-type="float" office:value="2.31211901166703" calcext:value-type="float">
            <text:p>2.31212</text:p>
          </table:table-cell>
          <table:table-cell office:value-type="float" office:value="3.17439676965101" calcext:value-type="float">
            <text:p>3.174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53373089035" calcext:value-type="float">
            <text:p>2.19153</text:p>
          </table:table-cell>
          <table:table-cell office:value-type="float" office:value="2.32050232897207" calcext:value-type="float">
            <text:p>2.3205</text:p>
          </table:table-cell>
          <table:table-cell office:value-type="float" office:value="2.87518591512285" calcext:value-type="float">
            <text:p>2.8751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50683369687" calcext:value-type="float">
            <text:p>2.19051</text:p>
          </table:table-cell>
          <table:table-cell office:value-type="float" office:value="2.36859045630593" calcext:value-type="float">
            <text:p>2.36859</text:p>
          </table:table-cell>
          <table:table-cell office:value-type="float" office:value="3.2379633857566" calcext:value-type="float">
            <text:p>3.2379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965507880762" calcext:value-type="float">
            <text:p>2.18966</text:p>
          </table:table-cell>
          <table:table-cell office:value-type="float" office:value="2.32461594362724" calcext:value-type="float">
            <text:p>2.32462</text:p>
          </table:table-cell>
          <table:table-cell office:value-type="float" office:value="3.15558066541117" calcext:value-type="float">
            <text:p>3.1555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508655412441" calcext:value-type="float">
            <text:p>2.18509</text:p>
          </table:table-cell>
          <table:table-cell office:value-type="float" office:value="2.32453717949261" calcext:value-type="float">
            <text:p>2.32454</text:p>
          </table:table-cell>
          <table:table-cell office:value-type="float" office:value="2.86305271233063" calcext:value-type="float">
            <text:p>2.8630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8347213922125" calcext:value-type="float">
            <text:p>2.18347</text:p>
          </table:table-cell>
          <table:table-cell office:value-type="float" office:value="2.39998081441264" calcext:value-type="float">
            <text:p>2.39998</text:p>
          </table:table-cell>
          <table:table-cell office:value-type="float" office:value="3.27455728338864" calcext:value-type="float">
            <text:p>3.2745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242112581715" calcext:value-type="float">
            <text:p>2.14242</text:p>
          </table:table-cell>
          <table:table-cell office:value-type="float" office:value="2.39311785836421" calcext:value-type="float">
            <text:p>2.39312</text:p>
          </table:table-cell>
          <table:table-cell office:value-type="float" office:value="2.93588658736148" calcext:value-type="float">
            <text:p>2.9358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491126919392" calcext:value-type="float">
            <text:p>2.12491</text:p>
          </table:table-cell>
          <table:table-cell office:value-type="float" office:value="2.38889602993587" calcext:value-type="float">
            <text:p>2.3889</text:p>
          </table:table-cell>
          <table:table-cell office:value-type="float" office:value="2.93943005401006" calcext:value-type="float">
            <text:p>2.9394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231884365251" calcext:value-type="float">
            <text:p>2.35232</text:p>
          </table:table-cell>
          <table:table-cell office:value-type="float" office:value="2.07747717567837" calcext:value-type="float">
            <text:p>2.07748</text:p>
          </table:table-cell>
          <table:table-cell office:value-type="float" office:value="2.96742556917688" calcext:value-type="float">
            <text:p>2.9674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6272226768947" calcext:value-type="float">
            <text:p>2.36272</text:p>
          </table:table-cell>
          <table:table-cell office:value-type="float" office:value="2.07741387961875" calcext:value-type="float">
            <text:p>2.07741</text:p>
          </table:table-cell>
          <table:table-cell office:value-type="float" office:value="2.98198360634883" calcext:value-type="float">
            <text:p>2.9819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104762066223" calcext:value-type="float">
            <text:p>2.37105</text:p>
          </table:table-cell>
          <table:table-cell office:value-type="float" office:value="2.02633435194957" calcext:value-type="float">
            <text:p>2.02633</text:p>
          </table:table-cell>
          <table:table-cell office:value-type="float" office:value="2.82876515739104" calcext:value-type="float">
            <text:p>2.828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936287744252" calcext:value-type="float">
            <text:p>2.38936</text:p>
          </table:table-cell>
          <table:table-cell office:value-type="float" office:value="2.01626350090347" calcext:value-type="float">
            <text:p>2.01626</text:p>
          </table:table-cell>
          <table:table-cell office:value-type="float" office:value="2.85374292725724" calcext:value-type="float">
            <text:p>2.8537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5" calcext:value-type="float">
            <text:p>5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0" calcext:value-type="float">
            <text:p>0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0" calcext:value-type="float">
            <text:p>0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0" calcext:value-type="float">
            <text:p>0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1" calcext:value-type="float">
            <text:p>1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1" calcext:value-type="float">
            <text:p>1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5" calcext:value-type="float">
            <text:p>5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1" calcext:value-type="float">
            <text:p>1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4" calcext:value-type="float">
            <text:p>4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09:59:50.739115958</dc:date>
    <meta:document-statistic meta:table-count="1" meta:cell-count="4639" meta:object-count="0"/>
    <meta:generator>LibreOffice/4.2.8.2$Linux_X86_64 LibreOffice_project/420m0$Build-2</meta:generator>
  </office:meta>
</office:document-meta>
</file>